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*****************************************************************************</text:p>
      <text:p text:style-name="Standard"/>
      <text:p text:style-name="Standard"><text:s text:c="28"/>Online C Compiler.</text:p>
      <text:p text:style-name="Standard"><text:s text:c="16"/>Code, Compile, Run and Debug C program online.</text:p>
      <text:p text:style-name="Standard">Write your code in this editor and press "Run" button to compile and execute it.</text:p>
      <text:p text:style-name="Standard"/>
      <text:p text:style-name="Standard">*******************************************************************************/</text:p>
      <text:p text:style-name="Standard"/>
      <text:p text:style-name="Standard">#include &lt;stdio.h&gt;</text:p>
      <text:p text:style-name="Standard">int add(int a, int b){</text:p>
      <text:p text:style-name="Standard"><text:s text:c="4"/>return a+b;</text:p>
      <text:p text:style-name="Standard">}</text:p>
      <text:p text:style-name="Standard">int sub(int a, int b){</text:p>
      <text:p text:style-name="Standard"><text:s text:c="4"/>return a-b;</text:p>
      <text:p text:style-name="Standard">}</text:p>
      <text:p text:style-name="Standard">int mul(int a, int b){</text:p>
      <text:p text:style-name="Standard"><text:s text:c="4"/>return a*b;</text:p>
      <text:p text:style-name="Standard">}</text:p>
      <text:p text:style-name="Standard">int divide(int a, int b){</text:p>
      <text:p text:style-name="Standard"><text:s text:c="4"/>return a/b;</text:p>
      <text:p text:style-name="Standard">}</text:p>
      <text:p text:style-name="Standard">int main()</text:p>
      <text:p text:style-name="Standard">{</text:p>
      <text:p text:style-name="Standard"><text:s text:c="4"/>int num1,num2;</text:p>
      <text:p text:style-name="Standard"><text:s text:c="4"/>printf("Enter first number:");</text:p>
      <text:p text:style-name="Standard"><text:s text:c="4"/>scanf("%d", &amp;num1);</text:p>
      <text:p text:style-name="Standard"><text:s text:c="4"/>printf("Enter first number:");</text:p>
      <text:p text:style-name="Standard"><text:s text:c="4"/>scanf("%d", &amp;num2);</text:p>
      <text:p text:style-name="Standard"><text:s text:c="4"/>int *func_pointer[4](int,int) = {add,sub,mul,divide};</text:p>
      <text:p text:style-name="Standard"><text:s text:c="4"/>printf("Press: <text:s/>1.addition <text:s text:c="2"/>2.sub <text:s text:c="3"/>3.multiply <text:s text:c="3"/>4.divide\n");</text:p>
      <text:p text:style-name="Standard"><text:s text:c="4"/>int choice,result;</text:p>
      <text:p text:style-name="Standard"><text:s text:c="4"/>while(1){</text:p>
      <text:p text:style-name="Standard"><text:s text:c="4"/>scanf("%d", &amp;choice);</text:p>
      <text:p text:style-name="Standard"><text:s text:c="4"/>switch(choice){</text:p>
      <text:p text:style-name="Standard"><text:s text:c="8"/>case 1: result=func_pointer[0](num1,num2); break;</text:p>
      <text:p text:style-name="Standard"><text:s text:c="8"/>case 2: result=func_pointer[1](num1,num2); break;</text:p>
      <text:p text:style-name="Standard"><text:s text:c="8"/>case 3: result=func_pointer[2](num1,num2); break;</text:p>
      <text:p text:style-name="Standard"><text:s text:c="8"/>case 4: result=func_pointer[3](num1,num2); break;</text:p>
      <text:p text:style-name="Standard"><text:s text:c="8"/>default: printf("Choose valid option.\n"); continue;</text:p>
      <text:p text:style-name="Standard"><text:s text:c="4"/>}</text:p>
      <text:p text:style-name="Standard"><text:s text:c="4"/>}</text:p>
      <text:p text:style-name="Standard"><text:s text:c="4"/>print("Result: %d",result);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4T17:03:18.507814203</meta:creation-date>
    <dc:date>2026-03-24T17:03:30.918915176</dc:date>
    <meta:editing-duration>PT13S</meta:editing-duration>
    <meta:editing-cycles>1</meta:editing-cycles>
    <meta:document-statistic meta:table-count="0" meta:image-count="0" meta:object-count="0" meta:page-count="1" meta:paragraph-count="41" meta:word-count="120" meta:character-count="1211" meta:non-whitespace-character-count="963"/>
    <meta:generator>LibreOffice/7.3.7.2$Linux_X86_64 LibreOffice_project/30$Build-2</meta:generator>
  </office:meta>
</office:document-meta>
</file>